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4bb" officeooo:paragraph-rsid="001074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6</text:p>
      <text:p text:style-name="P1">Il n’y a pas de partage de mémoir car il n’y a pas de lien entre la clase Date et la clase personne.</text:p>
      <text:p text:style-name="P1">Ci on crée un eritage et qu’il y a des modificateur la zone memoir doit etre partager car ci l’on change la valeur de l’un comme les instance sont lié les deux valeurs doive chang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" meta:word-count="60" meta:character-count="291" meta:non-whitespace-character-count="234"/>
  </office:meta>
</office:document-meta>
</file>